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start" style:justify-single-word="false"/>
      <style:text-properties fo:font-weight="bold"/>
    </style:style>
    <style:style style:name="P3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section text:style-name="Sect1" text:name="Seção13">
                                  <text:section text:style-name="Sect1" text:name="Seção14">
                                    <text:section text:style-name="Sect1" text:name="Seção15">
                                      <text:section text:style-name="Sect1" text:name="Seção16">
                                        <text:section text:style-name="Sect1" text:name="Seção17">
                                          <text:section text:style-name="Sect1" text:name="Seção18">
                                            <text:h text:style-name="P3" text:outline-level="2"><text:bookmark text:name="livro"/>Tiago</text:h>
                                            <text:section text:style-name="Sect1" text:name="cap1">
                                              <text:p text:style-name="P1">1 Tiago, servo de Deus e do Senhor Jesus Cristo, às doze tribos da Dispersão, saúde.</text:p>
                                              <text:p text:style-name="P1">2 Meus irmãos, tende por motivo de grande gozo o passardes por várias provações,</text:p>
                                              <text:p text:style-name="P1">3 sabendo que a aprovação da vossa fé produz a perseverança;</text:p>
                                              <text:p text:style-name="P1">4 e a perseverança tenha a sua obra perfeita, para que sejais perfeitos e completos, não faltando em coisa alguma.</text:p>
                                              <text:p text:style-name="P1">5 Ora, se algum de vós tem falta de sabedoria, peça-a a Deus, que a todos dá liberalmente e não censura, e ser-lhe-á dada.</text:p>
                                              <text:p text:style-name="P1">6 Peça-a, porém, com fé, não duvidando; pois aquele que duvida é semelhante à onda do mar, que é sublevada e agitada pelo vento.</text:p>
                                              <text:p text:style-name="P1">7 Não pense tal homem que receberá do Senhor alguma coisa,</text:p>
                                              <text:p text:style-name="P1">8 homem vacilante que é, e inconstante em todos os seus caminhos.</text:p>
                                              <text:p text:style-name="P1">9 Mas o irmão de condição humilde glorie-se na sua exaltação,</text:p>
                                              <text:p text:style-name="P1">10 e o rico no seu abatimento; porque ele passará como a flor da erva.</text:p>
                                              <text:p text:style-name="P1">11 Pois o sol se levanta em seu ardor e faz secar a erva; a sua flor cai e a beleza do seu aspecto perece; assim murchará também o rico em seus caminhos.</text:p>
                                              <text:p text:style-name="P1">12 Bem-aventurado o homem que suporta a provação; porque, depois de aprovado, receberá a coroa da vida, que Iavé prometeu aos que o amam.</text:p>
                                              <text:p text:style-name="P1">13 Ninguém, sendo tentado, diga: Sou tentado por Deus; porque Deus não pode ser tentado pelo mal e ele a ninguém tenta.</text:p>
                                              <text:p text:style-name="P1">14 Cada um, porém, é tentado, quando atraído e engodado pela sua própria concupiscência;</text:p>
                                              <text:p text:style-name="P1">15 então a concupiscência, havendo concebido, dá à luz o pecado; e o pecado, sendo consumado, gera a morte.</text:p>
                                              <text:p text:style-name="P1">16 Não vos enganeis, meus amados irmãos.</text:p>
                                              <text:p text:style-name="P1">17 Toda boa dádiva e todo dom perfeito vêm do alto, descendo do Pai das luzes, em quem não há mudança nem sombra de variação.</text:p>
                                              <text:p text:style-name="P1">18 Segundo a sua própria vontade, ele nos gerou pela palavra da verdade, para que fôssemos como que primícias das suas criaturas.</text:p>
                                              <text:p text:style-name="P1">19 Sabei isto, meus amados irmãos: Todo homem seja pronto para ouvir, tardio para falar e tardio para se irar.</text:p>
                                              <text:p text:style-name="P1">20 Porque a ira do homem não opera a justiça de Deus.</text:p>
                                              <text:p text:style-name="P1">21 Pelo que, despojando-vos de toda sorte de imundícia e de todo vestígio do mal, recebei com mansidão a palavra em vós implantada, a qual é poderosa para salvar as vossas almas.</text:p>
                                              <text:p text:style-name="P1">22 E sede cumpridores da palavra e não somente ouvintes, enganando-vos a vós mesmos.</text:p>
                                              <text:p text:style-name="P1">23 Pois se alguém é ouvinte da palavra e não cumpridor, é semelhante a um homem que contempla no espelho o seu rosto natural;</text:p>
                                              <text:p text:style-name="P1">24 porque se contempla a si mesmo e vai-se, e logo se esquece de como era.</text:p>
                                              <text:p text:style-name="P1"><text:soft-page-break/>25 Entretanto aquele que atenta bem para a lei perfeita, a da liberdade, e nela persevera, não sendo ouvinte esquecido, mas executor da obra, este será bem-aventurado no que fizer.</text:p>
                                              <text:p text:style-name="P1">26 Se alguém cuida ser religioso e não refreia a sua língua, mas engana o seu coração, a sua religião é vã.</text:p>
                                              <text:p text:style-name="P1">27 A religião pura e imaculada diante de nosso Deus e Pai é esta: Visitar os órfãos e as viúvas nas suas aflições e guardar-se isento da corrupção do mundo.</text:p>
                                            </text:section>
                                            <text:section text:style-name="Sect1" text:name="cap2">
                                              <text:p text:style-name="P2">TIAGO-[Capitulo 2]</text:p>
                                              <text:p text:style-name="P1">1 Meus irmãos, não tenhais a fé em nosso Senhor Jesus Cristo, Senhor da glória, em acepção de pessoas.</text:p>
                                              <text:p text:style-name="P1">2 Porque, se entrar na vossa reunião algum homem com anel de ouro no dedo e com traje esplêndido, e entrar também algum pobre com traje sórdido.</text:p>
                                              <text:p text:style-name="P1">3 e atentardes para o que vem com traje esplêndido e lhe disserdes: Senta-te aqui num lugar de honra; e disserdes ao pobre: Fica em pé, ou senta-te abaixo do escabelo dos meus pés,</text:p>
                                              <text:p text:style-name="P1">4 não fazeis, porventura, distinção entre vós mesmos e não vos tornais juízes movidos de maus pensamentos?</text:p>
                                              <text:p text:style-name="P1">5 Ouvi, meus amados irmãos. Não escolheu Deus os que são pobres quanto ao mundo para fazê-los ricos na fé e herdeiros do reino que prometeu aos que o amam?</text:p>
                                              <text:p text:style-name="P1">6 Mas vós desonrastes o pobre. Porventura não são os ricos os que vos oprimem e os que vos arrastam aos tribunais?</text:p>
                                              <text:p text:style-name="P1">7 Não blasfemam eles o bom nome pelo qual sois chamados?</text:p>
                                              <text:p text:style-name="P1">8 Todavia, se estais cumprindo a lei real segundo a escritura: Amarás ao teu próximo como a ti mesmo, fazeis bem.</text:p>
                                              <text:p text:style-name="P1">9 Mas se fazeis acepção de pessoas, cometeis pecado, sendo por isso condenados pela lei como transgressores.</text:p>
                                              <text:p text:style-name="P1">10 Pois qualquer que guardar toda a lei, mas tropeçar em um só ponto, tem-se tornado culpado de todos.</text:p>
                                              <text:p text:style-name="P1">11 Porque o mesmo que disse: Não matarás. Ora, se não cometes adultério, mas és homicida, te hás tornado transgressor da lei.</text:p>
                                              <text:p text:style-name="P1">12 Falai de tal maneira e de tal maneira procedei, como havendo de ser julgados pela lei da liberdade.</text:p>
                                              <text:p text:style-name="P1">13 Porque o juízo será sem misericórdia para aquele que não usou de misericórdia; a misericórdia triunfa sobre o juízo.</text:p>
                                              <text:p text:style-name="P1">14 Que proveito há, meus irmãos se alguém disser que tem fé e não tiver obras? Porventura essa fé pode salvá-lo?</text:p>
                                              <text:p text:style-name="P1">15 Se um irmão ou uma irmã estiverem nus e tiverem falta de mantimento cotidiano.</text:p>
                                              <text:p text:style-name="P1">16 e algum de vós lhes disser: Ide em paz, aquentai-vos e fartai-vos; e não lhes derdes as coisas necessárias para o corpo, que proveito há nisso?</text:p>
                                              <text:p text:style-name="P1">17 Assim também a fé, se não tiver obras, é morta em si mesma.</text:p>
                                              <text:p text:style-name="P1">18 Mas dirá alguém: Tu tens fé, e eu tenho obras; mostra-me a tua fé sem as obras, e eu te mostrarei a minha fé pelas minhas obras.</text:p>
                                              <text:p text:style-name="P1">19 Crês tu que Deus é um só? Fazes bem; os demônios também o crêem, e estremecem.</text:p>
                                              <text:p text:style-name="P1"><text:soft-page-break/>20 Mas queres saber, ó homem vão, que a fé sem as obras é estéril?</text:p>
                                              <text:p text:style-name="P1">21 Porventura não foi pelas obras que nosso pai Abraão foi justificado quando ofereceu sobre o altar seu filho Isaque?</text:p>
                                              <text:p text:style-name="P1">22 Vês que a fé cooperou com as suas obras, e que pelas obras a fé foi aperfeiçoada;</text:p>
                                              <text:p text:style-name="P1">23 e se cumpriu a escritura que diz: E creu Abraão a Deus, e isso lhe foi imputado como justiça, e foi chamado amigo de Deus.</text:p>
                                              <text:p text:style-name="P1">24 Vedes então que é pelas obras que o homem é justificado, e não somente pela fé.</text:p>
                                              <text:p text:style-name="P1">25 E de igual modo não foi a meretriz Raabe também justificada pelas obras, quando acolheu os espias, e os fez sair por outro caminho?</text:p>
                                              <text:p text:style-name="P1">26 Porque, assim como o corpo sem o espírito está morto, assim também a fé sem obras é morta.</text:p>
                                            </text:section>
                                            <text:section text:style-name="Sect1" text:name="cap3">
                                              <text:p text:style-name="P2">TIAGO-[Capitulo 3]</text:p>
                                              <text:p text:style-name="P1">1 Meus irmãos, não sejais muitos de vós mestres, sabendo que receberemos um juízo mais severo.</text:p>
                                              <text:p text:style-name="P1">2 Pois todos tropeçamos em muitas coisas. Se alguém não tropeça em palavra, esse é homem perfeito, e capaz de refrear também todo o corpo.</text:p>
                                              <text:p text:style-name="P1">3 Ora, se pomos freios na boca dos cavalos, para que nos obedeçam, então conseguimos dirigir todo o seu corpo.</text:p>
                                              <text:p text:style-name="P1">4 Vede também os navios que, embora tão grandes e levados por impetuosos ventos, com um pequenino leme se voltam para onde quer o impulso do timoneiro.</text:p>
                                              <text:p text:style-name="P1">5 Assim também a língua é um pequeno membro, e se gaba de grandes coisas. Vede quão grande bosque um tão pequeno fogo incendeia.</text:p>
                                              <text:p text:style-name="P1">6 A língua também é um fogo; sim, a língua, qual mundo de iniqüidade, colocada entre os nossos membros, contamina todo o corpo, e inflama o curso da natureza, sendo por sua vez inflamada pelo inferno.</text:p>
                                              <text:p text:style-name="P1">7 Pois toda espécie tanto de feras, como de aves, tanto de répteis como de animais do mar, se doma, e tem sido domada pelo gênero humano;</text:p>
                                              <text:p text:style-name="P1">8 mas a língua, nenhum homem a pode domar. É um mal irrefreável; está cheia de peçonha mortal.</text:p>
                                              <text:p text:style-name="P1">9 Com ela bendizemos a Deus e Pai, e com ela amaldiçoamos os homens, feitos à semelhança de Deus.</text:p>
                                              <text:p text:style-name="P1">10 Da mesma boca procede bênção e maldição. Não convém, meus irmãos, que se faça assim.</text:p>
                                              <text:p text:style-name="P1">11 Porventura a fonte deita da mesma abertura água doce e água amargosa?</text:p>
                                              <text:p text:style-name="P1">12 Meus irmãos, pode acaso uma figueira produzir azeitonas, ou uma videira figos? Nem tampouco pode uma fonte de água salgada dar água doce.</text:p>
                                              <text:p text:style-name="P1">13 Quem dentre vós é sábio e entendido? Mostre pelo seu bom procedimento as suas obras em mansidão de sabedoria.</text:p>
                                              <text:p text:style-name="P1">14 Mas, se tendes amargo ciúme e sentimento faccioso em vosso coração, não vos glorieis, nem mintais contra a verdade.</text:p>
                                              <text:p text:style-name="P1">15 Essa não é a sabedoria que vem do alto, mas é terrena, animal e diabólica.</text:p>
                                              <text:p text:style-name="P1">16 Porque onde há ciúme e sentimento faccioso, aí há confusão e toda obra má.</text:p>
                                              <text:p text:style-name="P1">17 Mas a sabedoria que vem do alto é, primeiramente, pura, depois pacífica, moderada, tratável, cheia de misericórdia e de bons frutos, sem parcialidade, e sem hipocrisia.</text:p>
                                              <text:p text:style-name="P1"><text:soft-page-break/>18 Ora, o fruto da justiça semeia-se em paz para aqueles que promovem a paz.</text:p>
                                            </text:section>
                                            <text:section text:style-name="Sect1" text:name="cap4">
                                              <text:p text:style-name="P2">TIAGO-[Capitulo 4]</text:p>
                                              <text:p text:style-name="P1">1 Donde vêm as guerras e contendas entre vós? Porventura não vêm disto, dos vossos deleites, que nos vossos membros guerreiam?</text:p>
                                              <text:p text:style-name="P1">2 Cobiçais e nada tendes; logo matais. Invejais, e não podeis alcançar; logo combateis e fazeis guerras. Nada tendes, porque não pedis.</text:p>
                                              <text:p text:style-name="P1">3 Pedis e não recebeis, porque pedis mal, para o gastardes em vossos deleites.</text:p>
                                              <text:p text:style-name="P1">4 Infiéis, não sabeis que a amizade do mundo é inimizade contra Deus? Portanto qualquer que quiser ser amigo do mundo constitui-se inimigo de Deus.</text:p>
                                              <text:p text:style-name="P1">5 Ou pensais que em vão diz a escritura: O Espírito que ele fez habitar em nós anseia por nós até o ciúme?</text:p>
                                              <text:p text:style-name="P1">6 Todavia, dá maior graça. Portanto diz: Deus resiste aos soberbos; dá, porém, graça aos humildes.</text:p>
                                              <text:p text:style-name="P1">7 Sujeitai-vos, pois, a Deus; mas resisti ao Diabo, e ele fugirá de vós.</text:p>
                                              <text:p text:style-name="P1">8 Chegai-vos para Deus, e ele se chegará para vós. Limpai as mãos, pecadores; e, vós de espírito vacilante, purificai os corações.</text:p>
                                              <text:p text:style-name="P1">9 Senti as vossas misérias, lamentai e chorai; torne-se o vosso riso em pranto, e a vossa alegria em tristeza.</text:p>
                                              <text:p text:style-name="P1">10 Humilhai-vos perante o Senhor, e ele vos exaltará.</text:p>
                                              <text:p text:style-name="P1">11 Irmãos, não faleis mal uns dos outros. Quem fala mal de um irmão, e julga a seu irmão, fala mal da lei, e julga a lei; ora, se julgas a lei, não és observador da lei, mas juiz.</text:p>
                                              <text:p text:style-name="P1">12 Há um só legislador e juiz, aquele que pode salvar e destruir; tu, porém, quem és, que julgas ao próximo?</text:p>
                                              <text:p text:style-name="P1">13 Eia agora, vós que dizeis: Hoje ou amanhã iremos a tal cidade, lá passaremos um ano, negociaremos e ganharemos.</text:p>
                                              <text:p text:style-name="P1">14 No entanto, não sabeis o que sucederá amanhã. Que é a vossa vida? Sois um vapor que aparece por um pouco, e logo se desvanece.</text:p>
                                              <text:p text:style-name="P1">15 Em lugar disso, devíeis dizer: Se o Senhor quiser, viveremos e faremos isto ou aquilo.</text:p>
                                              <text:p text:style-name="P1">16 Mas agora vos jactais das vossas presunções; toda jactância tal como esta é maligna.</text:p>
                                              <text:p text:style-name="P1">17 Aquele, pois, que sabe fazer o bem e não o faz, comete pecado.</text:p>
                                            </text:section>
                                            <text:section text:style-name="Sect1" text:name="cap5">
                                              <text:p text:style-name="P2">TIAGO-[Capitulo 5]</text:p>
                                              <text:p text:style-name="P1">1 Eia agora, vós ricos, chorai e pranteai, por causa das desgraças que vos sobrevirão.</text:p>
                                              <text:p text:style-name="P1">2 As vossas riquezas estão apodrecidas, e as vossas vestes estão roídas pela traça.</text:p>
                                              <text:p text:style-name="P1">3 O vosso ouro e a vossa prata estão enferrujados; e a sua ferrugem dará testemunho contra vós, e devorará as vossas carnes como fogo. Entesourastes para os últimos dias.</text:p>
                                              <text:p text:style-name="P1">4 Eis que o salário que fraudulentamente retivestes aos trabalhadores que ceifaram os vossos campos clama, e os clamores dos ceifeiros têm chegado aos ouvidos de Iavé dos exércitos.</text:p>
                                              <text:p text:style-name="P1">5 Deliciosamente vivestes sobre a terra, e vos deleitastes; cevastes os vossos corações no dia da matança.</text:p>
                                              <text:p text:style-name="P1">6 Condenastes e matastes o justo; ele não vos resiste.</text:p>
                                              <text:p text:style-name="P1"><text:soft-page-break/>7 Portanto, irmãos, sede pacientes até a vinda do Senhor. Eis que o lavrador espera o precioso fruto da terra, aguardando-o com paciência, até que receba as primeiras e as últimas chuvas.</text:p>
                                              <text:p text:style-name="P1">8 Sede vós também pacientes; fortalecei os vossos corações, porque a vinda do Senhor está próxima.</text:p>
                                              <text:p text:style-name="P1">9 Não vos queixeis, irmãos, uns dos outros, para que não sejais julgados. Eis que o juiz está à porta.</text:p>
                                              <text:p text:style-name="P1">10 Irmãos, tomai como exemplo de sofrimento e paciência os profetas que falaram em nome de Iavé.</text:p>
                                              <text:p text:style-name="P1">11 Eis que chamamos bem-aventurados os que suportaram aflições. Ouvistes da paciência de Jó, e vistes o fim que Iavé lhe deu, porque Iavé é cheio de misericórdia e compaixão.</text:p>
                                              <text:p text:style-name="P1">12 Mas, sobretudo, meus irmãos, não jureis, nem pelo céu, nem pela terra, nem façais qualquer outro juramento; seja, porém, o vosso sim, sim, e o vosso não, não, para não cairdes em condenação.</text:p>
                                              <text:p text:style-name="P1">13 Está aflito alguém entre vós? Ore. Está alguém contente? Cante louvores.</text:p>
                                              <text:p text:style-name="P1">14 Está doente algum de vós? Chame os anciãos da igreja, e estes orem sobre ele, ungido-o com óleo em nome de Iavé;</text:p>
                                              <text:p text:style-name="P1">15 e a oração da fé salvará o doente, e o Senhor o levantará; e, se houver cometido pecados, ser-lhe-ão perdoados.</text:p>
                                              <text:p text:style-name="P1">16 Confessai, portanto, os vossos pecados uns aos outros, e orai uns pelos outros, para serdes curados. A súplica de um justo pode muito na sua atuação.</text:p>
                                              <text:p text:style-name="P1">17 Elias era homem sujeito às mesmas paixões que nós, e orou com fervor para que não chovesse, e por três anos e seis meses não choveu sobre a terra.</text:p>
                                              <text:p text:style-name="P1">18 E orou outra vez e o céu deu chuva, e a terra produziu o seu fruto.</text:p>
                                              <text:p text:style-name="P1">19 Meus irmãos, se alguém dentre vós se desviar da verdade e alguém o converter,</text:p>
                                              <text:p text:style-name="P1">20 sabei que aquele que fizer converter um pecador do erro do seu caminho salvará da morte uma alma, e cobrirá uma multidão de pecados.</text:p>
                                            </text:section>
                                          </text:section>
                                        </text:section>
                                      </text:section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8:46.266551021</dc:date>
    <meta:editing-duration>PT28M11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5" meta:paragraph-count="113" meta:word-count="2222" meta:character-count="12050" meta:non-whitespace-character-count="9941"/>
  </office:meta>
</office:document-meta>
</file>